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tionManagerImpl.createEventFilter( int eventTypes , String absPath , boolean isDeep , String [ ] uuid , String [ ] nodeTypeName , boolean noLoc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bservationManagerImpl.addEventListener( EventListener listener , int eventTypes , String absPath , boolean isDeep , String [ ] uuid , String [ ] nodeTypeName , boolean no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servationManagerImpl.createEventStat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ervationManagerImpl.ObservationManagerImpl( ObservationDispatcher dispatcher , SessionImpl session , ItemManager item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servationManager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servationManagerImpl.getRegistered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servationManagerImpl.remove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